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00" fo:padding="0.028in"/>
    </style:style>
    <style:style style:name="ce4" style:family="table-cell" style:parent-style-name="Default">
      <style:table-cell-properties fo:padding="0.028in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padding="0.028in" fo:border-right="0.74pt solid #000000" style:rotation-angle="0" style:rotation-align="none" style:shrink-to-fit="false" fo:border-top="0.06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5"/>
        <table:table-column table:style-name="co1" table:default-cell-style-name="ce4"/>
        <table:table-column table:style-name="co1" table:number-columns-repeated="3" table:default-cell-style-name="ce2"/>
        <table:table-column table:style-name="co1" table:default-cell-style-name="ce5"/>
        <table:table-column table:style-name="co1" table:default-cell-style-name="ce4"/>
        <table:table-column table:style-name="co1" table:number-columns-repeated="2" table:default-cell-style-name="ce6"/>
        <table:table-column table:style-name="co1" table:number-columns-repeated="2" table:default-cell-style-name="ce5"/>
        <table:table-column table:style-name="co1" table:default-cell-style-name="ce7"/>
        <table:table-column table:style-name="co1" table:number-columns-repeated="244" table:default-cell-style-name="ce4"/>
        <table:table-row table:style-name="ro1">
          <table:table-cell table:style-name="ce1" office:value-type="string" calcext:value-type="string">
            <text:p>project_name</text:p>
          </table:table-cell>
          <table:table-cell table:style-name="ce3" office:value-type="string" calcext:value-type="string">
            <text:p>project_description</text:p>
          </table:table-cell>
          <table:table-cell table:style-name="ce4" office:value-type="string" calcext:value-type="string">
            <text:p>taxonomy_name</text:p>
          </table:table-cell>
          <table:table-cell table:style-name="ce1" office:value-type="string" calcext:value-type="string">
            <text:p>background_strain</text:p>
          </table:table-cell>
          <table:table-cell office:value-type="string" calcext:value-type="string">
            <text:p>transgenic_line_name</text:p>
          </table:table-cell>
          <table:table-cell table:style-name="ce4" office:value-type="string" calcext:value-type="string">
            <text:p>age</text:p>
          </table:table-cell>
          <table:table-cell table:style-name="ce3" office:value-type="string" calcext:value-type="string">
            <text:p>age_unit</text:p>
          </table:table-cell>
          <table:table-cell table:style-name="ce3" office:value-type="string" calcext:value-type="string">
            <text:p>sex</text:p>
          </table:table-cell>
          <table:table-cell table:style-name="ce4" office:value-type="string" calcext:value-type="string">
            <text:p>organ</text:p>
          </table:table-cell>
          <table:table-cell office:value-type="string" calcext:value-type="string">
            <text:p>organ_substructure</text:p>
          </table:table-cell>
          <table:table-cell table:style-name="ce4" office:value-type="string" calcext:value-type="string">
            <text:p>assay</text:p>
          </table:table-cell>
          <table:table-cell table:style-name="ce3" office:value-type="string" calcext:value-type="string">
            <text:p>slicing_direction</text:p>
          </table:table-cell>
          <table:table-cell table:style-name="ce3" office:value-type="string" calcext:value-type="string">
            <text:p>processing_level</text:p>
          </table:table-cell>
          <table:table-cell table:style-name="ce3" office:value-type="string" calcext:value-type="string">
            <text:p>image_map_style</text:p>
          </table:table-cell>
          <table:table-cell table:style-name="ce1" office:value-type="string" calcext:value-type="string">
            <text:p>image_filename_pattern</text:p>
          </table:table-cell>
          <table:table-cell table:style-name="ce3" office:value-type="string" calcext:value-type="string">
            <text:p>directory</text:p>
          </table:table-cell>
          <table:table-cell table:number-columns-repeated="241"/>
          <table:table-cell table:style-name="Default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C57Bl6/Agouti/Swiss</text:p>
          </table:table-cell>
          <table:table-cell office:value-type="string" calcext:value-type="string">
            <text:p>Unknown</text:p>
          </table:table-cell>
          <table:table-cell table:style-name="ce4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office:value-type="string" calcext:value-type="string">
            <text:p>./160611_KM_PlexinAi14_male72_processed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C57Bl6/Agouti/Swiss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office:value-type="string" calcext:value-type="string">
            <text:p>./160908_KM_Tle4Ai14male2mo_processed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C57Bl6/Agouti/Swiss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office:value-type="string" calcext:value-type="string">
            <text:p>./170112_KM_Fezfh2bGFPfemale_processed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C57Bl6/Agouti/Swiss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office:value-type="string" calcext:value-type="string">
            <text:p>./170114_KM_Fezfh2bgfpmale_processed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C57Bl6/Agouti/Swiss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office:value-type="string" calcext:value-type="string">
            <text:p>./170504_KM_FezfAi14female_processed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C57Bl6/Agouti/Swiss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office:value-type="string" calcext:value-type="string">
            <text:p>./170506_KM_PlexLSLflpS1ABC1female_processed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C57Bl6/Agouti/Swiss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office:value-type="string" calcext:value-type="string">
            <text:p>./170807_KM_PlexinSnapLSL-EGFPmale_processed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C57Bl6/Agouti/Swiss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office:value-type="string" calcext:value-type="string">
            <text:p>./170829_KM_Tle4_snap25EGFPrun2_processed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C57Bl6/Agouti/Swiss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office:value-type="string" calcext:value-type="string">
            <text:p>./170928_KM_Foxp2-cres1inj_processed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C57Bl6/Agouti/Swiss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office:value-type="string" calcext:value-type="string">
            <text:p>./171003_KM_Foxp2s1abcmale_processed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C57Bl6/Agouti/Swiss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office:value-type="string" calcext:value-type="string">
            <text:p>./171005_KM_Foxp2Cres1abcmale_processed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C57Bl6/Agouti/Swiss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office:value-type="string" calcext:value-type="string">
            <text:p>./171007_KM_Tle4Snap25egfpmale_processed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C57Bl6/Agouti/Swiss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office:value-type="string" calcext:value-type="string">
            <text:p>./171014_KM_Tcergh2bGFPfemale_processed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C57Bl6/Agouti/Swiss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office:value-type="string" calcext:value-type="string">
            <text:p>./171015_KM_Tcergh2bGFPfemale_processed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C57Bl6/Agouti/Swiss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office:value-type="string" calcext:value-type="string">
            <text:p>./171017_KM_Tcergh2bGFPfemale_processed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C57Bl6/Agouti/Swiss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office:value-type="string" calcext:value-type="string">
            <text:p>./171020_KM_Tcergh2bGFPmale_processed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C57Bl6/Agouti/Swiss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office:value-type="string" calcext:value-type="string">
            <text:p>./171022_KM_Tcergh2bGFPfemale_processed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C57Bl6/Agouti/Swiss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office:value-type="string" calcext:value-type="string">
            <text:p>./171024_KM_Tcergh2bGFPfemale_processed</text:p>
          </table:table-cell>
          <table:table-cell table:number-columns-repeated="24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00/00/0000</text:date>, <text:time style:data-style-name="N2" text:time-value="19:53:36.4381565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ob </meta:initial-creator>
    <meta:creation-date>2018-07-24T12:02:25.332573573</meta:creation-date>
    <dc:date>2018-07-24T19:54:00.252912405</dc:date>
    <dc:creator>jacob </dc:creator>
    <meta:editing-duration>P0D</meta:editing-duration>
    <meta:editing-cycles>3</meta:editing-cycles>
    <meta:generator>LibreOffice/4.2.8.2$Linux_X86_64 LibreOffice_project/420m0$Build-2</meta:generator>
    <meta:document-statistic meta:table-count="1" meta:cell-count="286" meta:object-count="0"/>
  </office:meta>
</office:document-meta>
</file>